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112.24mm" svg:y="8.44mm">
            <draw:object draw:notify-on-update-of-ranges="Sheet1.A1:Sheet1.A11 Sheet1.B1:Sheet1.B11 Sheet1.A1:Sheet1.A10 Sheet1.C1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(EXP([.A1]))/(1-[.A1]))^0.3)-([.A1]/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055" calcext:value-type="float">
            <text:p>1.055</text:p>
          </table:table-cell>
          <table:table-cell table:formula="of:=(((EXP([.A2]))/(1-[.A2]))^0.3)-([.A2]/10)" office:value-type="float" office:value="1.05354551775223" calcext:value-type="float">
            <text:p>1.053545517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115" calcext:value-type="float">
            <text:p>1.115</text:p>
          </table:table-cell>
          <table:table-cell table:formula="of:=(((EXP([.A3]))/(1-[.A3]))^0.3)-([.A3]/10)" office:value-type="float" office:value="1.11535237510145" calcext:value-type="float">
            <text:p>1.115352375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19" calcext:value-type="float">
            <text:p>1.19</text:p>
          </table:table-cell>
          <table:table-cell table:formula="of:=(((EXP([.A4]))/(1-[.A4]))^0.3)-([.A4]/10)" office:value-type="float" office:value="1.18774706458928" calcext:value-type="float">
            <text:p>1.187747064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28" calcext:value-type="float">
            <text:p>1.28</text:p>
          </table:table-cell>
          <table:table-cell table:formula="of:=(((EXP([.A5]))/(1-[.A5]))^0.3)-([.A5]/10)" office:value-type="float" office:value="1.27422572131172" calcext:value-type="float">
            <text:p>1.274225721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85" calcext:value-type="float">
            <text:p>1.385</text:p>
          </table:table-cell>
          <table:table-cell table:formula="of:=(((EXP([.A6]))/(1-[.A6]))^0.3)-([.A6]/10)" office:value-type="float" office:value="1.38038573716775" calcext:value-type="float">
            <text:p>1.38038573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53" calcext:value-type="float">
            <text:p>1.53</text:p>
          </table:table-cell>
          <table:table-cell table:formula="of:=(((EXP([.A7]))/(1-[.A7]))^0.3)-([.A7]/10)" office:value-type="float" office:value="1.51599563153351" calcext:value-type="float">
            <text:p>1.51599563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2" calcext:value-type="float">
            <text:p>1.72</text:p>
          </table:table-cell>
          <table:table-cell table:formula="of:=(((EXP([.A8]))/(1-[.A8]))^0.3)-([.A8]/10)" office:value-type="float" office:value="1.70037580152924" calcext:value-type="float">
            <text:p>1.700375801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015" calcext:value-type="float">
            <text:p>2.015</text:p>
          </table:table-cell>
          <table:table-cell table:formula="of:=(((EXP([.A9]))/(1-[.A9]))^0.3)-([.A9]/10)" office:value-type="float" office:value="1.98025832150845" calcext:value-type="float">
            <text:p>1.980258321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565" calcext:value-type="float">
            <text:p>2.565</text:p>
          </table:table-cell>
          <table:table-cell table:formula="of:=(((EXP([.A10]))/(1-[.A10]))^0.3)-([.A10]/10)" office:value-type="float" office:value="2.52372270249696" calcext:value-type="float">
            <text:p>2.5237227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5:43:33.040280494</meta:creation-date>
    <dc:date>2016-07-21T16:45:17.255510727</dc:date>
    <meta:editing-duration>PT38S</meta:editing-duration>
    <meta:editing-cycles>1</meta:editing-cycles>
    <meta:document-statistic meta:table-count="1" meta:cell-count="30" meta:object-count="1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Sheet1.A1:Sheet1.B11 Sheet1.C1:Sheet1.C10" svg:x="0.32cm" svg:y="0.18cm" svg:width="13.097cm" svg:height="8.64cm">
          <chartooo:coordinate-region svg:x="1.047cm" svg:y="0.379cm" svg:width="12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1" chart:class="chart:scatter">
            <chart:domain table:cell-range-address="Sheet1.A1:Sheet1.A11"/>
            <chart:data-point chart:repeated="11"/>
          </chart:series>
          <chart:series chart:style-name="ch7" chart:values-cell-range-address="Sheet1.C1:Sheet1.C10" chart:class="chart:scatter">
            <chart:domain table:cell-range-address="Sheet1.A1:Sheet1.A1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1</svg:desc>
                </draw:g>
              </table:table-cell>
              <table:table-cell office:value-type="float" office:value="1">
                <text:p>1</text:p>
                <draw:g>
                  <svg:desc>Sheet1.B1:Sheet1.B11</svg:desc>
                </draw:g>
              </table:table-cell>
              <table:table-cell office:value-type="float" office:value="0">
                <text:p>0</text:p>
                <draw:g>
                  <svg:desc>Sheet1.A1:Sheet1.A10</svg:desc>
                </draw:g>
              </table:table-cell>
              <table:table-cell office:value-type="float" office:value="1">
                <text:p>1</text:p>
                <draw:g>
                  <svg:desc>Sheet1.C1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055">
                <text:p>1.055</text:p>
              </table:table-cell>
              <table:table-cell office:value-type="float" office:value="0.1">
                <text:p>0.1</text:p>
              </table:table-cell>
              <table:table-cell office:value-type="float" office:value="1.05354551775223">
                <text:p>1.05354551775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115">
                <text:p>1.115</text:p>
              </table:table-cell>
              <table:table-cell office:value-type="float" office:value="0.2">
                <text:p>0.2</text:p>
              </table:table-cell>
              <table:table-cell office:value-type="float" office:value="1.11535237510145">
                <text:p>1.11535237510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19">
                <text:p>1.19</text:p>
              </table:table-cell>
              <table:table-cell office:value-type="float" office:value="0.3">
                <text:p>0.3</text:p>
              </table:table-cell>
              <table:table-cell office:value-type="float" office:value="1.18774706458928">
                <text:p>1.18774706458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28">
                <text:p>1.28</text:p>
              </table:table-cell>
              <table:table-cell office:value-type="float" office:value="0.4">
                <text:p>0.4</text:p>
              </table:table-cell>
              <table:table-cell office:value-type="float" office:value="1.27422572131172">
                <text:p>1.27422572131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385">
                <text:p>1.385</text:p>
              </table:table-cell>
              <table:table-cell office:value-type="float" office:value="0.5">
                <text:p>0.5</text:p>
              </table:table-cell>
              <table:table-cell office:value-type="float" office:value="1.38038573716775">
                <text:p>1.38038573716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53">
                <text:p>1.53</text:p>
              </table:table-cell>
              <table:table-cell office:value-type="float" office:value="0.6">
                <text:p>0.6</text:p>
              </table:table-cell>
              <table:table-cell office:value-type="float" office:value="1.51599563153351">
                <text:p>1.51599563153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72">
                <text:p>1.72</text:p>
              </table:table-cell>
              <table:table-cell office:value-type="float" office:value="0.7">
                <text:p>0.7</text:p>
              </table:table-cell>
              <table:table-cell office:value-type="float" office:value="1.70037580152924">
                <text:p>1.70037580152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.015">
                <text:p>2.015</text:p>
              </table:table-cell>
              <table:table-cell office:value-type="float" office:value="0.8">
                <text:p>0.8</text:p>
              </table:table-cell>
              <table:table-cell office:value-type="float" office:value="1.98025832150845">
                <text:p>1.98025832150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.565">
                <text:p>2.565</text:p>
              </table:table-cell>
              <table:table-cell office:value-type="float" office:value="0.9">
                <text:p>0.9</text:p>
              </table:table-cell>
              <table:table-cell office:value-type="float" office:value="2.52372270249696">
                <text:p>2.52372270249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